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Symbol1" svg:font-family="Symbol"/>
    <style:font-face style:name="Tahoma2" svg:font-family="Tahoma" style:font-family-generic="modern" style:font-pitch="fixed"/>
    <style:font-face style:name="Corbel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503cm"/>
      <style:paragraph-properties style:writing-mode="lr-tb"/>
    </style:style>
    <style:style style:name="pr8" style:family="presentation" style:parent-style-name="Default-title">
      <style:graphic-properties fo:min-height="2.065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5.35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.203cm" fo:margin-top="0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8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3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6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7" style:family="text">
      <style:text-properties fo:font-variant="normal" fo:text-transform="none" fo:color="#60b5cc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variant="normal" fo:text-transform="none" fo:color="#ce181e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1" style:font-size-complex="3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1409a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1" style:family="text">
      <style:text-properties fo:font-variant="normal" fo:text-transform="none" fo:color="#21409a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2" style:family="text">
      <style:text-properties fo:font-variant="normal" fo:text-transform="none" fo:color="#21409a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45" style:family="text">
      <style:text-properties fo:font-variant="normal" fo:text-transform="none" fo:color="#ff0066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46" style:family="text">
      <style:text-properties fo:font-variant="normal" fo:text-transform="none" fo:color="#ff0066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52" style:family="text">
      <style:text-properties fo:font-variant="normal" fo:text-transform="none" fo:color="#21409a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4" style:family="text">
      <style:text-properties fo:font-variant="normal" fo:text-transform="none" fo:color="#21409a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21409a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0" style:family="text">
      <style:text-properties fo:font-variant="normal" fo:text-transform="none" fo:color="#ce181e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1" style:family="text">
      <style:text-properties fo:font-variant="normal" fo:text-transform="none" fo:color="#d60093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2" style:family="text">
      <style:text-properties fo:font-variant="normal" fo:text-transform="none" fo:color="#21409a" style:text-line-through-style="none" style:text-line-through-type="none" style:text-position="-25% 58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63" style:family="text">
      <style:text-properties fo:font-variant="normal" fo:text-transform="none" fo:color="#21409a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4" style:family="text">
      <style:text-properties fo:font-variant="normal" fo:text-transform="none" fo:color="#ce181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5" style:family="text">
      <style:text-properties fo:font-variant="normal" fo:text-transform="none" fo:color="#ce181e" style:text-line-through-style="none" style:text-line-through-type="none" style:text-position="-25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7" style:family="text">
      <style:text-properties fo:font-variant="normal" fo:text-transform="none" fo:color="#ff0066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8" style:family="text">
      <style:text-properties fo:font-variant="normal" fo:text-transform="none" fo:color="#21409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9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70" style:family="text">
      <style:text-properties fo:font-variant="normal" fo:text-transform="none" fo:color="#0066b3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71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72" style:family="text">
      <style:text-properties fo:font-variant="normal" fo:text-transform="none" fo:color="#0066b3" style:text-line-through-style="none" style:text-line-through-type="none" style:text-position="-25% 58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-25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6" style:family="text">
      <style:text-properties fo:font-variant="normal" fo:text-transform="none" fo:color="#ff0066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9" style:family="text">
      <style:text-properties fo:font-variant="normal" fo:text-transform="none" style:use-window-font-color="true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Locality-Sensitive Hashing (LSH)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al step: <text:span text:style-name="T8">locality-sensitive hashing</text:span></text:p>
          </draw:text-box>
        </draw:frame>
        <draw:custom-shape draw:name="AutoShape 3" draw:style-name="gr5" draw:text-style-name="P10" draw:layer="layout" svg:width="3.809cm" svg:height="2.751cm" draw:transform="rotate (1.5692255304681) translate (5.019cm 8.37cm)">
          <text:p text:style-name="P9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2" draw:layer="layout" svg:width="3.568cm" svg:height="1.013cm" svg:x="0.322cm" svg:y="5.845cm">
          <text:p text:style-name="P11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3" draw:layer="layout" svg:x1="3.751cm" svg:y1="6.466cm" svg:x2="5.021cm" svg:y2="6.467cm">
          <text:p/>
        </draw:line>
        <draw:g draw:name="Group 19">
          <draw:line draw:name="Line 8" draw:style-name="gr7" draw:text-style-name="P13" draw:layer="layout" svg:x1="7.773cm" svg:y1="6.466cm" svg:x2="10.948cm" svg:y2="6.467cm">
            <text:p/>
          </draw:line>
          <draw:custom-shape draw:name="Text Box 9" draw:style-name="gr8" draw:text-style-name="P12" draw:layer="layout" svg:width="5.367cm" svg:height="4.061cm" svg:x="6.761cm" svg:y="8.76cm">
            <text:p text:style-name="P11"><text:span text:style-name="T9">Sets of</text:span><text:span text:style-name="T9"><text:line-break/></text:span><text:span text:style-name="T10">k</text:span><text:span text:style-name="T11"> letters or words</text:span></text:p>
            <text:p text:style-name="P11"><text:span text:style-name="T9">that appear</text:span><text:span text:style-name="T9"><text:line-break/></text:span><text:span text:style-name="T9">consecutively</text:span><text:span text:style-name="T9"><text:line-break/></text:span><text:span text:style-name="T9">in the 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3" draw:layer="layout" svg:x1="9.255cm" svg:y1="8.551cm" svg:x2="9.256cm" svg:y2="6.466cm">
            <text:p/>
          </draw:line>
        </draw:g>
        <draw:g draw:name="Group 20">
          <draw:custom-shape draw:name="AutoShape 4" draw:style-name="gr9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3" draw:layer="layout" svg:x1="13.7cm" svg:y1="6.466cm" svg:x2="16.875cm" svg:y2="6.467cm">
            <text:p/>
          </draw:line>
          <draw:custom-shape draw:name="Text Box 14" draw:style-name="gr10" draw:text-style-name="P12" draw:layer="layout" svg:width="4.237cm" svg:height="5.585cm" svg:x="13.294cm" svg:y="8.795cm">
            <text:p text:style-name="P11"><text:span text:style-name="T12">Signatures</text:span><text:span text:style-name="T9">:</text:span></text:p>
            <text:p text:style-name="P11"><text:span text:style-name="T9">short integer</text:span></text:p>
            <text:p text:style-name="P11"><text:span text:style-name="T9">vectors that</text:span></text:p>
            <text:p text:style-name="P11"><text:span text:style-name="T9">represent the</text:span></text:p>
            <text:p text:style-name="P11"><text:span text:style-name="T9">sets, and</text:span></text:p>
            <text:p text:style-name="P11"><text:span text:style-name="T9">reflect their</text:span></text:p>
            <text:p text:style-name="P11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5" draw:layer="layout" svg:width="3.597cm" svg:height="3.386cm" svg:x="16.875cm" svg:y="4.773cm">
            <text:p text:style-name="P9"><text:span text:style-name="T9">Locality-</text:span></text:p>
            <text:p text:style-name="P9"><text:span text:style-name="T9">Sensitive</text:span></text:p>
            <text:p text:style-name="P9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3" draw:layer="layout" svg:x1="20.473cm" svg:y1="6.466cm" svg:x2="21.743cm" svg:y2="6.467cm">
            <text:p/>
          </draw:line>
          <draw:custom-shape draw:name="Text Box 18" draw:style-name="gr12" draw:text-style-name="P12" draw:layer="layout" svg:width="4.131cm" svg:height="5.585cm" svg:x="22.158cm" svg:y="4.015cm">
            <text:p text:style-name="P11"><text:span text:style-name="T12">Candidate</text:span></text:p>
            <text:p text:style-name="P11"><text:span text:style-name="T12">pairs</text:span><text:span text:style-name="T13">:</text:span></text:p>
            <text:p text:style-name="P11"><text:span text:style-name="T9">those pairs</text:span></text:p>
            <text:p text:style-name="P11"><text:span text:style-name="T9">of signatures</text:span></text:p>
            <text:p text:style-name="P11"><text:span text:style-name="T9">that we need</text:span></text:p>
            <text:p text:style-name="P11"><text:span text:style-name="T9">to test for</text:span></text:p>
            <text:p text:style-name="P11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text-style-name="P7" draw:layer="layout" svg:width="25.199cm" svg:height="12.096cm" svg:x="1.4cm" svg:y="3.385cm" presentation:class="outline" presentation:user-transformed="true">
          <draw:text-box>
            <text:list text:style-name="L2">
              <text:list-item>
                <text:p text:style-name="P17"><text:span text:style-name="T14">Goal: </text:span><text:span text:style-name="T15">Find documents with Jaccard similarity at </text:span><text:span text:style-name="T15">least </text:span><text:span text:style-name="T16">s</text:span><text:span text:style-name="T17"><text:line-break/></text:span><text:span text:style-name="T18">(for some similarity threshold, e.g.,</text:span><text:span text:style-name="T19"> </text:span><text:span text:style-name="T20">s</text:span><text:span text:style-name="T18">=0.8)</text:span></text:p>
                <text:p text:style-name="P18"><text:span text:style-name="T21"/></text:p>
              </text:list-item>
              <text:list-item>
                <text:p text:style-name="P17"><text:span text:style-name="T14">LSH –</text:span><text:span text:style-name="T22"> General idea:</text:span><text:span text:style-name="T23"> Use a function </text:span><text:span text:style-name="T24">f(x,y)</text:span><text:span text:style-name="T23"> that tells </text:span><text:span text:style-name="T23">whether </text:span><text:span text:style-name="T24">(x</text:span><text:span text:style-name="T23">,</text:span><text:span text:style-name="T24">y)</text:span><text:span text:style-name="T23"> is a “</text:span><text:span text:style-name="T24">candidate pair</text:span><text:span text:style-name="T25">”, with</text:span><text:span text:style-name="T18"> similarity </text:span><text:span text:style-name="T14">likely to be </text:span><text:span text:style-name="T20">≥ s</text:span></text:p>
                <text:p text:style-name="P18"><text:span text:style-name="T26"/></text:p>
              </text:list-item>
              <text:list-item>
                <text:p text:style-name="P17"><text:span text:style-name="T23">We will compute an auxiliary structure</text:span><text:span text:style-name="T23"><text:line-break/></text:span><text:span text:style-name="T23">over </text:span><text:span text:style-name="T24">M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7">Hash each column of the signature matrix </text:span><text:span text:style-name="T28">M</text:span><text:span text:style-name="T28"><text:line-break/></text:span><text:span text:style-name="T27">to a bucket</text:span></text:p>
                  </text:list-item>
                  <text:list-item>
                    <text:p><text:span text:style-name="T27">A pair of columns that hashes to the same</text:span><text:span text:style-name="T27"><text:line-break/></text:span><text:span text:style-name="T27">bucket is a </text:span><text:span text:style-name="T29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1" draw:layer="layout" svg:width="1.587cm" svg:height="1.198cm" svg:x="25.417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1" draw:layer="layout" svg:width="1.587cm" svg:height="1.198cm" svg:x="23.829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1" draw:layer="layout" svg:width="1.587cm" svg:height="1.198cm" svg:x="22.242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1" draw:layer="layout" svg:width="1.587cm" svg:height="1.198cm" svg:x="20.654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20" draw:text-style-name="P22" draw:layer="layout" svg:width="1.603cm" svg:height="1.289cm" svg:x="25.4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2" draw:layer="layout" svg:width="1.603cm" svg:height="1.289cm" svg:x="23.796cm" svg:y="11.103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2" draw:layer="layout" svg:width="1.603cm" svg:height="1.289cm" svg:x="22.193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2" draw:layer="layout" svg:width="1.537cm" svg:height="1.289cm" svg:x="20.654cm" svg:y="11.103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24" draw:text-style-name="P23" draw:layer="layout" svg:width="1.587cm" svg:height="1.289cm" svg:x="25.417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3" draw:layer="layout" svg:width="1.587cm" svg:height="1.289cm" svg:x="23.829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3" draw:layer="layout" svg:width="1.587cm" svg:height="1.289cm" svg:x="22.242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3" draw:layer="layout" svg:width="1.587cm" svg:height="1.289cm" svg:x="20.654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4" draw:layer="layout" svg:width="5.773cm" svg:height="1.725cm" svg:x="20.552cm" svg:y="9.527cm">
          <draw:text-box>
            <text:p><text:span text:style-name="T31">Signature matrix </text:span><text:span text:style-name="T32">M</text:span></text:p>
          </draw:text-box>
        </draw:frame>
        <draw:frame draw:style-name="gr29" draw:text-style-name="P25" draw:layer="layout" svg:width="6.375cm" svg:height="0.839cm" svg:x="20.439cm" svg:y="10.335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text-style-name="P7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7"><text:span text:style-name="T34">Pick a similarity threshold </text:span><text:span text:style-name="T35">s</text:span><text:span text:style-name="T34"> (0 &lt; s &lt; 1)</text:span></text:p>
                <text:p text:style-name="P17"><text:span text:style-name="T36"/></text:p>
              </text:list-item>
              <text:list-item>
                <text:p text:style-name="P17"><text:span text:style-name="T36">Columns </text:span><text:span text:style-name="T37">x</text:span><text:span text:style-name="T38"> </text:span><text:span text:style-name="T36">and </text:span><text:span text:style-name="T37">y</text:span><text:span text:style-name="T36"> of </text:span><text:span text:style-name="T37">M</text:span><text:span text:style-name="T36"> are a </text:span><text:span text:style-name="T39">candidate pair</text:span><text:span text:style-name="T36"> if their </text:span><text:span text:style-name="T36">signatures agree (</text:span><text:span text:style-name="T20">M</text:span><text:span text:style-name="T14"> (</text:span><text:span text:style-name="T20">i, x</text:span><text:span text:style-name="T14">) = </text:span><text:span text:style-name="T20">M</text:span><text:span text:style-name="T14"> (</text:span><text:span text:style-name="T20">i, y</text:span><text:span text:style-name="T14">)</text:span><text:span text:style-name="T18">) on</text:span><text:span text:style-name="T18"><text:line-break/></text:span><text:span text:style-name="T18">at least fraction </text:span><text:span text:style-name="T20">s</text:span><text:span text:style-name="T18"> of their rows</text:span></text:p>
                <text:p text:style-name="P26"><text:span text:style-name="T40"/></text:p>
              </text:list-item>
              <text:list-item>
                <text:p text:style-name="P26"><text:span text:style-name="T18">Remember we showed that documents</text:span><text:span text:style-name="T18"><text:line-break/></text:span><text:span text:style-name="T20">x</text:span><text:span text:style-name="T18"> and </text:span><text:span text:style-name="T20">y</text:span><text:span text:style-name="T18"> will have the same (Jaccard)</text:span><text:span text:style-name="T18"><text:line-break/></text:span><text:span text:style-name="T18">similarity 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1" draw:layer="layout" svg:width="1.587cm" svg:height="1.198cm" svg:x="25.417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1" draw:layer="layout" svg:width="1.587cm" svg:height="1.198cm" svg:x="23.829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1" draw:layer="layout" svg:width="1.587cm" svg:height="1.198cm" svg:x="22.242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1" draw:layer="layout" svg:width="1.587cm" svg:height="1.198cm" svg:x="20.654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34" draw:text-style-name="P22" draw:layer="layout" svg:width="1.603cm" svg:height="1.289cm" svg:x="25.4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2" draw:layer="layout" svg:width="1.603cm" svg:height="1.289cm" svg:x="23.796cm" svg:y="11.103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2" draw:layer="layout" svg:width="1.603cm" svg:height="1.289cm" svg:x="22.193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2" draw:layer="layout" svg:width="1.537cm" svg:height="1.289cm" svg:x="20.654cm" svg:y="11.103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38" draw:text-style-name="P23" draw:layer="layout" svg:width="1.587cm" svg:height="1.289cm" svg:x="25.417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3" draw:layer="layout" svg:width="1.587cm" svg:height="1.289cm" svg:x="23.829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3" draw:layer="layout" svg:width="1.587cm" svg:height="1.289cm" svg:x="22.242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3" draw:layer="layout" svg:width="1.587cm" svg:height="1.289cm" svg:x="20.654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4" draw:layer="layout" svg:width="5.773cm" svg:height="1.725cm" svg:x="20.552cm" svg:y="9.527cm">
          <draw:text-box>
            <text:p><text:span text:style-name="T31">Signature matrix </text:span><text:span text:style-name="T32">M</text:span></text:p>
          </draw:text-box>
        </draw:frame>
        <draw:frame draw:style-name="gr29" draw:text-style-name="P25" draw:layer="layout" svg:width="6.375cm" svg:height="0.839cm" svg:x="20.439cm" svg:y="10.335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7"><text:span text:style-name="T41">Hash columns of signature matrix </text:span><text:span text:style-name="T42">M</text:span></text:p>
              </text:list-item>
              <text:list-item>
                <text:p text:style-name="P18"><text:span text:style-name="T18">Make sure that (only) </text:span><text:span text:style-name="T14">similar columns</text:span><text:span text:style-name="T18"> are likely to </text:span><text:span text:style-name="T14">hash to the same bucket</text:span><text:span text:style-name="T18">, with high probability</text:span></text:p>
              </text:list-item>
              <text:list-item>
                <text:p text:style-name="P18"><text:span text:style-name="T43">Candidate pairs are those</text:span><text:span text:style-name="T43"><text:line-break/></text:span><text:span text:style-name="T43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1" draw:layer="layout" svg:width="1.587cm" svg:height="1.198cm" svg:x="25.417cm" svg:y="13.72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1" draw:layer="layout" svg:width="1.587cm" svg:height="1.198cm" svg:x="23.829cm" svg:y="13.72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1" draw:layer="layout" svg:width="1.587cm" svg:height="1.198cm" svg:x="22.242cm" svg:y="13.72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1" draw:layer="layout" svg:width="1.587cm" svg:height="1.198cm" svg:x="20.654cm" svg:y="13.72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5cm" svg:x2="27.004cm" svg:y2="13.726cm">
            <text:p/>
          </draw:line>
          <draw:line draw:name="Line 74" draw:style-name="gr18" draw:text-style-name="P13" draw:layer="layout" svg:x1="20.654cm" svg:y1="14.924cm" svg:x2="27.004cm" svg:y2="14.925cm">
            <text:p/>
          </draw:line>
          <draw:line draw:name="Line 75" draw:style-name="gr18" draw:text-style-name="P13" draw:layer="layout" svg:x1="20.654cm" svg:y1="13.725cm" svg:x2="20.655cm" svg:y2="14.924cm">
            <text:p/>
          </draw:line>
          <draw:line draw:name="Line 76" draw:style-name="gr19" draw:text-style-name="P13" draw:layer="layout" svg:x1="22.241cm" svg:y1="13.725cm" svg:x2="22.242cm" svg:y2="14.924cm">
            <text:p/>
          </draw:line>
          <draw:line draw:name="Line 77" draw:style-name="gr19" draw:text-style-name="P13" draw:layer="layout" svg:x1="23.829cm" svg:y1="13.725cm" svg:x2="23.83cm" svg:y2="14.924cm">
            <text:p/>
          </draw:line>
          <draw:line draw:name="Line 78" draw:style-name="gr19" draw:text-style-name="P13" draw:layer="layout" svg:x1="25.416cm" svg:y1="13.725cm" svg:x2="25.417cm" svg:y2="14.924cm">
            <text:p/>
          </draw:line>
          <draw:line draw:name="Line 79" draw:style-name="gr18" draw:text-style-name="P13" draw:layer="layout" svg:x1="27.004cm" svg:y1="13.725cm" svg:x2="27.005cm" svg:y2="14.924cm">
            <text:p/>
          </draw:line>
          <draw:custom-shape draw:name="Rectangle 100" draw:style-name="gr46" draw:text-style-name="P22" draw:layer="layout" svg:width="1.603cm" svg:height="1.289cm" svg:x="25.4cm" svg:y="11.10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2" draw:layer="layout" svg:width="1.603cm" svg:height="1.289cm" svg:x="23.796cm" svg:y="11.104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2" draw:layer="layout" svg:width="1.603cm" svg:height="1.289cm" svg:x="22.193cm" svg:y="11.10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2" draw:layer="layout" svg:width="1.537cm" svg:height="1.289cm" svg:x="20.654cm" svg:y="11.10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4cm" svg:x2="27.004cm" svg:y2="11.105cm">
            <text:p/>
          </draw:line>
          <draw:line draw:name="Line 105" draw:style-name="gr18" draw:text-style-name="P13" draw:layer="layout" svg:x1="20.588cm" svg:y1="12.394cm" svg:x2="27.004cm" svg:y2="12.395cm">
            <text:p/>
          </draw:line>
          <draw:line draw:name="Line 106" draw:style-name="gr18" draw:text-style-name="P13" draw:layer="layout" svg:x1="20.588cm" svg:y1="11.104cm" svg:x2="20.589cm" svg:y2="12.394cm">
            <text:p/>
          </draw:line>
          <draw:line draw:name="Line 107" draw:style-name="gr19" draw:text-style-name="P13" draw:layer="layout" svg:x1="22.192cm" svg:y1="11.104cm" svg:x2="22.193cm" svg:y2="12.394cm">
            <text:p/>
          </draw:line>
          <draw:line draw:name="Line 108" draw:style-name="gr19" draw:text-style-name="P13" draw:layer="layout" svg:x1="23.796cm" svg:y1="11.104cm" svg:x2="23.797cm" svg:y2="12.394cm">
            <text:p/>
          </draw:line>
          <draw:line draw:name="Line 109" draw:style-name="gr19" draw:text-style-name="P13" draw:layer="layout" svg:x1="25.4cm" svg:y1="11.104cm" svg:x2="25.401cm" svg:y2="12.394cm">
            <text:p/>
          </draw:line>
          <draw:line draw:name="Line 110" draw:style-name="gr18" draw:text-style-name="P13" draw:layer="layout" svg:x1="27.004cm" svg:y1="11.104cm" svg:x2="27.005cm" svg:y2="12.394cm">
            <text:p/>
          </draw:line>
          <draw:custom-shape draw:name="Rectangle 131" draw:style-name="gr50" draw:text-style-name="P23" draw:layer="layout" svg:width="1.587cm" svg:height="1.289cm" svg:x="25.417cm" svg:y="12.4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3" draw:layer="layout" svg:width="1.587cm" svg:height="1.289cm" svg:x="23.829cm" svg:y="12.4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3" draw:layer="layout" svg:width="1.587cm" svg:height="1.289cm" svg:x="22.242cm" svg:y="12.4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3" draw:layer="layout" svg:width="1.587cm" svg:height="1.289cm" svg:x="20.654cm" svg:y="12.4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cm" svg:x2="27.004cm" svg:y2="12.451cm">
            <text:p/>
          </draw:line>
          <draw:line draw:name="Line 136" draw:style-name="gr18" draw:text-style-name="P13" draw:layer="layout" svg:x1="20.654cm" svg:y1="13.74cm" svg:x2="27.004cm" svg:y2="13.741cm">
            <text:p/>
          </draw:line>
          <draw:line draw:name="Line 137" draw:style-name="gr18" draw:text-style-name="P13" draw:layer="layout" svg:x1="20.654cm" svg:y1="12.45cm" svg:x2="20.655cm" svg:y2="13.74cm">
            <text:p/>
          </draw:line>
          <draw:line draw:name="Line 138" draw:style-name="gr19" draw:text-style-name="P13" draw:layer="layout" svg:x1="22.241cm" svg:y1="12.45cm" svg:x2="22.242cm" svg:y2="13.74cm">
            <text:p/>
          </draw:line>
          <draw:line draw:name="Line 139" draw:style-name="gr19" draw:text-style-name="P13" draw:layer="layout" svg:x1="23.829cm" svg:y1="12.45cm" svg:x2="23.83cm" svg:y2="13.74cm">
            <text:p/>
          </draw:line>
          <draw:line draw:name="Line 140" draw:style-name="gr19" draw:text-style-name="P13" draw:layer="layout" svg:x1="25.416cm" svg:y1="12.45cm" svg:x2="25.417cm" svg:y2="13.74cm">
            <text:p/>
          </draw:line>
          <draw:line draw:name="Line 141" draw:style-name="gr18" draw:text-style-name="P13" draw:layer="layout" svg:x1="27.004cm" svg:y1="12.45cm" svg:x2="27.005cm" svg:y2="13.74cm">
            <text:p/>
          </draw:line>
        </draw:g>
        <draw:frame draw:style-name="gr28" draw:text-style-name="P24" draw:layer="layout" svg:width="5.773cm" svg:height="1.725cm" svg:x="20.552cm" svg:y="9.528cm">
          <draw:text-box>
            <text:p><text:span text:style-name="T31">Signature matrix </text:span><text:span text:style-name="T32">M</text:span></text:p>
          </draw:text-box>
        </draw:frame>
        <draw:frame draw:style-name="gr29" draw:text-style-name="P25" draw:layer="layout" svg:width="6.375cm" svg:height="0.839cm" svg:x="20.439cm" svg:y="10.336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32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7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3" draw:layer="layout" svg:x1="8.496cm" svg:y1="5.014cm" svg:x2="20.561cm" svg:y2="5.015cm">
          <text:p/>
        </draw:line>
        <draw:line draw:name="Line 5" draw:style-name="gr55" draw:text-style-name="P13" draw:layer="layout" svg:x1="8.496cm" svg:y1="7.342cm" svg:x2="20.561cm" svg:y2="7.343cm">
          <text:p/>
        </draw:line>
        <draw:line draw:name="Line 6" draw:style-name="gr55" draw:text-style-name="P13" draw:layer="layout" svg:x1="8.496cm" svg:y1="9.67cm" svg:x2="20.561cm" svg:y2="9.671cm">
          <text:p/>
        </draw:line>
        <draw:line draw:name="Line 7" draw:style-name="gr55" draw:text-style-name="P13" draw:layer="layout" svg:x1="8.496cm" svg:y1="11.999cm" svg:x2="20.561cm" svg:y2="12cm">
          <text:p/>
        </draw:line>
        <draw:custom-shape draw:name="Text Box 8" draw:style-name="gr56" draw:text-style-name="P28" draw:layer="layout" svg:width="7.632cm" svg:height="1.013cm" svg:x="10.164cm" svg:y="14.543cm">
          <text:p text:style-name="P9"><text:span text:style-name="T31">Signature matrix <text:s/></text:span><text:span text:style-name="T3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8" draw:layer="layout" svg:width="3.704cm" svg:height="1.775cm" svg:x="21.704cm" svg:y="5.018cm">
          <text:p text:style-name="P9"><text:span text:style-name="T32">r </text:span><text:span text:style-name="T31"><text:s/>rows</text:span></text:p>
          <text:p text:style-name="P9"><text:span text:style-name="T31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3" draw:layer="layout" svg:x1="21.205cm" svg:y1="5.009cm" svg:x2="21.206cm" svg:y2="7.346cm">
          <text:p/>
        </draw:line>
        <draw:line draw:name="Line 11" draw:style-name="gr58" draw:text-style-name="P13" draw:layer="layout" svg:x1="7.015cm" svg:y1="2.685cm" svg:x2="7.016cm" svg:y2="14.327cm">
          <text:p/>
        </draw:line>
        <draw:custom-shape draw:name="Text Box 12" draw:style-name="gr59" draw:text-style-name="P28" draw:layer="layout" svg:width="3.556cm" svg:height="1.013cm" svg:x="3.01cm" svg:y="7.135cm">
          <text:p text:style-name="P9"><text:span text:style-name="T32">b</text:span><text:span text:style-name="T31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29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3" draw:layer="layout" svg:x1="21.62cm" svg:y1="12.21cm" svg:x2="14.423cm" svg:y2="6.495cm">
          <text:p/>
        </draw:line>
        <draw:custom-shape draw:name="Text Box 16" draw:style-name="gr61" draw:text-style-name="P12" draw:layer="layout" svg:width="3.928cm" svg:height="1.775cm" svg:x="21.589cm" svg:y="11.452cm">
          <text:p text:style-name="P11"><text:span text:style-name="T31"><text:s text:c="3"/></text:span><text:span text:style-name="T31">One</text:span></text:p>
          <text:p text:style-name="P11"><text:span text:style-name="T31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text-style-name="P7" draw:layer="layout" svg:width="25.199cm" svg:height="10.773cm" svg:x="1.4cm" svg:y="4.285cm" presentation:class="outline" presentation:user-transformed="true">
          <draw:text-box>
            <text:list text:style-name="L2">
              <text:list-item>
                <text:p text:style-name="P30"><text:span text:style-name="T18">Remember that M has one column per document </text:span><text:span text:style-name="T18">and as many rows as the signature length</text:span></text:p>
              </text:list-item>
              <text:list-item>
                <text:p text:style-name="P17"><text:span text:style-name="T18">Partition matrix </text:span><text:span text:style-name="T20">M</text:span><text:span text:style-name="T18"> into </text:span><text:span text:style-name="T20">b</text:span><text:span text:style-name="T19"> </text:span><text:span text:style-name="T18">bands of </text:span><text:span text:style-name="T20">r</text:span><text:span text:style-name="T18"> rows</text:span></text:p>
              </text:list-item>
              <text:list-item>
                <text:p text:style-name="P17"><text:span text:style-name="T18">For each band, hash its portion of each column to a </text:span><text:span text:style-name="T18">hash table with </text:span><text:span text:style-name="T20">k</text:span><text:span text:style-name="T18"> buckets</text:span></text:p>
                <text:list>
                  <text:list-item>
                    <text:p text:style-name="P19"><text:span text:style-name="T40">If </text:span><text:span text:style-name="T44">k</text:span><text:span text:style-name="T40"> is large we use more memory</text:span><text:span text:style-name="T40"><text:line-break/></text:span><text:span text:style-name="T40">but there are less spurious collisions</text:span></text:p>
                  </text:list-item>
                </text:list>
              </text:list-item>
              <text:list-item>
                <text:p text:style-name="P18"><text:span text:style-name="T45">Candidate</text:span><text:span text:style-name="T46"> </text:span><text:span text:style-name="T18">column pairs are those that</text:span><text:span text:style-name="T18"><text:line-break/></text:span><text:span text:style-name="T18">hash to the same bucket for </text:span><text:span text:style-name="T47">≥</text:span><text:span text:style-name="T14"> 1</text:span><text:span text:style-name="T18"> band</text:span></text:p>
              </text:list-item>
              <text:list-item>
                <text:p text:style-name="P18"><text:span text:style-name="T18">Tune</text:span><text:span text:style-name="T19"> </text:span><text:span text:style-name="T20">b</text:span><text:span text:style-name="T18"> and </text:span><text:span text:style-name="T20">r</text:span><text:span text:style-name="T18"> to catch many similar pairs, </text:span><text:span text:style-name="T18"><text:line-break/></text:span><text:span text:style-name="T18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1" draw:layer="layout" svg:width="1.587cm" svg:height="1.198cm" svg:x="25.417cm" svg:y="13.726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1" draw:layer="layout" svg:width="1.587cm" svg:height="1.198cm" svg:x="23.829cm" svg:y="13.726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1" draw:layer="layout" svg:width="1.587cm" svg:height="1.198cm" svg:x="22.242cm" svg:y="13.726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1" draw:layer="layout" svg:width="1.587cm" svg:height="1.198cm" svg:x="20.654cm" svg:y="13.726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6cm" svg:x2="27.004cm" svg:y2="13.727cm">
            <text:p/>
          </draw:line>
          <draw:line draw:name="Line 74" draw:style-name="gr18" draw:text-style-name="P13" draw:layer="layout" svg:x1="20.654cm" svg:y1="14.925cm" svg:x2="27.004cm" svg:y2="14.926cm">
            <text:p/>
          </draw:line>
          <draw:line draw:name="Line 75" draw:style-name="gr18" draw:text-style-name="P13" draw:layer="layout" svg:x1="20.654cm" svg:y1="13.726cm" svg:x2="20.655cm" svg:y2="14.925cm">
            <text:p/>
          </draw:line>
          <draw:line draw:name="Line 76" draw:style-name="gr19" draw:text-style-name="P13" draw:layer="layout" svg:x1="22.241cm" svg:y1="13.726cm" svg:x2="22.242cm" svg:y2="14.925cm">
            <text:p/>
          </draw:line>
          <draw:line draw:name="Line 77" draw:style-name="gr19" draw:text-style-name="P13" draw:layer="layout" svg:x1="23.829cm" svg:y1="13.726cm" svg:x2="23.83cm" svg:y2="14.925cm">
            <text:p/>
          </draw:line>
          <draw:line draw:name="Line 78" draw:style-name="gr19" draw:text-style-name="P13" draw:layer="layout" svg:x1="25.416cm" svg:y1="13.726cm" svg:x2="25.417cm" svg:y2="14.925cm">
            <text:p/>
          </draw:line>
          <draw:line draw:name="Line 79" draw:style-name="gr18" draw:text-style-name="P13" draw:layer="layout" svg:x1="27.004cm" svg:y1="13.726cm" svg:x2="27.005cm" svg:y2="14.925cm">
            <text:p/>
          </draw:line>
          <draw:custom-shape draw:name="Rectangle 100" draw:style-name="gr66" draw:text-style-name="P22" draw:layer="layout" svg:width="1.603cm" svg:height="1.289cm" svg:x="25.4cm" svg:y="11.10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2" draw:layer="layout" svg:width="1.603cm" svg:height="1.289cm" svg:x="23.796cm" svg:y="11.105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2" draw:layer="layout" svg:width="1.603cm" svg:height="1.289cm" svg:x="22.193cm" svg:y="11.10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2" draw:layer="layout" svg:width="1.537cm" svg:height="1.289cm" svg:x="20.654cm" svg:y="11.10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5cm" svg:x2="27.004cm" svg:y2="11.106cm">
            <text:p/>
          </draw:line>
          <draw:line draw:name="Line 105" draw:style-name="gr18" draw:text-style-name="P13" draw:layer="layout" svg:x1="20.588cm" svg:y1="12.395cm" svg:x2="27.004cm" svg:y2="12.396cm">
            <text:p/>
          </draw:line>
          <draw:line draw:name="Line 106" draw:style-name="gr18" draw:text-style-name="P13" draw:layer="layout" svg:x1="20.588cm" svg:y1="11.105cm" svg:x2="20.589cm" svg:y2="12.395cm">
            <text:p/>
          </draw:line>
          <draw:line draw:name="Line 107" draw:style-name="gr19" draw:text-style-name="P13" draw:layer="layout" svg:x1="22.192cm" svg:y1="11.105cm" svg:x2="22.193cm" svg:y2="12.395cm">
            <text:p/>
          </draw:line>
          <draw:line draw:name="Line 108" draw:style-name="gr19" draw:text-style-name="P13" draw:layer="layout" svg:x1="23.796cm" svg:y1="11.105cm" svg:x2="23.797cm" svg:y2="12.395cm">
            <text:p/>
          </draw:line>
          <draw:line draw:name="Line 109" draw:style-name="gr19" draw:text-style-name="P13" draw:layer="layout" svg:x1="25.4cm" svg:y1="11.105cm" svg:x2="25.401cm" svg:y2="12.395cm">
            <text:p/>
          </draw:line>
          <draw:line draw:name="Line 110" draw:style-name="gr18" draw:text-style-name="P13" draw:layer="layout" svg:x1="27.004cm" svg:y1="11.105cm" svg:x2="27.005cm" svg:y2="12.395cm">
            <text:p/>
          </draw:line>
          <draw:custom-shape draw:name="Rectangle 131" draw:style-name="gr70" draw:text-style-name="P23" draw:layer="layout" svg:width="1.587cm" svg:height="1.289cm" svg:x="25.417cm" svg:y="12.451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3" draw:layer="layout" svg:width="1.587cm" svg:height="1.289cm" svg:x="23.829cm" svg:y="12.451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3" draw:layer="layout" svg:width="1.587cm" svg:height="1.289cm" svg:x="22.242cm" svg:y="12.451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3" draw:layer="layout" svg:width="1.587cm" svg:height="1.289cm" svg:x="20.654cm" svg:y="12.451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1cm" svg:x2="27.004cm" svg:y2="12.452cm">
            <text:p/>
          </draw:line>
          <draw:line draw:name="Line 136" draw:style-name="gr18" draw:text-style-name="P13" draw:layer="layout" svg:x1="20.654cm" svg:y1="13.741cm" svg:x2="27.004cm" svg:y2="13.742cm">
            <text:p/>
          </draw:line>
          <draw:line draw:name="Line 137" draw:style-name="gr18" draw:text-style-name="P13" draw:layer="layout" svg:x1="20.654cm" svg:y1="12.451cm" svg:x2="20.655cm" svg:y2="13.741cm">
            <text:p/>
          </draw:line>
          <draw:line draw:name="Line 138" draw:style-name="gr19" draw:text-style-name="P13" draw:layer="layout" svg:x1="22.241cm" svg:y1="12.451cm" svg:x2="22.242cm" svg:y2="13.741cm">
            <text:p/>
          </draw:line>
          <draw:line draw:name="Line 139" draw:style-name="gr19" draw:text-style-name="P13" draw:layer="layout" svg:x1="23.829cm" svg:y1="12.451cm" svg:x2="23.83cm" svg:y2="13.741cm">
            <text:p/>
          </draw:line>
          <draw:line draw:name="Line 140" draw:style-name="gr19" draw:text-style-name="P13" draw:layer="layout" svg:x1="25.416cm" svg:y1="12.451cm" svg:x2="25.417cm" svg:y2="13.741cm">
            <text:p/>
          </draw:line>
          <draw:line draw:name="Line 141" draw:style-name="gr18" draw:text-style-name="P13" draw:layer="layout" svg:x1="27.004cm" svg:y1="12.451cm" svg:x2="27.005cm" svg:y2="13.741cm">
            <text:p/>
          </draw:line>
        </draw:g>
        <draw:frame draw:style-name="gr28" draw:text-style-name="P24" draw:layer="layout" svg:width="5.773cm" svg:height="1.725cm" svg:x="20.552cm" svg:y="9.529cm">
          <draw:text-box>
            <text:p><text:span text:style-name="T31">Signature matrix </text:span><text:span text:style-name="T32">M</text:span></text:p>
          </draw:text-box>
        </draw:frame>
        <draw:frame draw:style-name="gr29" draw:text-style-name="P25" draw:layer="layout" svg:width="6.375cm" svg:height="0.839cm" svg:x="20.439cm" svg:y="10.337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31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3" draw:layer="layout" svg:width="3.653cm" svg:height="1.013cm" svg:x="12.877cm" svg:y="5.046cm">
          <text:p text:style-name="P32"><text:span text:style-name="T31">Matrix </text:span><text:span text:style-name="T3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3" draw:layer="layout" svg:width="2.967cm" svg:height="1.013cm" svg:x="19.552cm" svg:y="9.84cm">
          <text:p text:style-name="P32"><text:span text:style-name="T32">r </text:span><text:span text:style-name="T31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3" draw:layer="layout" svg:x1="9.644cm" svg:y1="7.723cm" svg:x2="19.38cm" svg:y2="7.724cm">
          <text:p/>
        </draw:line>
        <draw:line draw:name="Line 6" draw:style-name="gr55" draw:text-style-name="P13" draw:layer="layout" svg:x1="9.644cm" svg:y1="9.417cm" svg:x2="19.38cm" svg:y2="9.418cm">
          <text:p/>
        </draw:line>
        <draw:line draw:name="Line 7" draw:style-name="gr55" draw:text-style-name="P13" draw:layer="layout" svg:x1="9.644cm" svg:y1="11.322cm" svg:x2="19.38cm" svg:y2="11.323cm">
          <text:p/>
        </draw:line>
        <draw:line draw:name="Line 8" draw:style-name="gr55" draw:text-style-name="P13" draw:layer="layout" svg:x1="9.644cm" svg:y1="13.227cm" svg:x2="19.38cm" svg:y2="13.228cm">
          <text:p/>
        </draw:line>
        <draw:line draw:name="Line 9" draw:style-name="gr7" draw:text-style-name="P13" draw:layer="layout" svg:x1="20.862cm" svg:y1="10.052cm" svg:x2="20.863cm" svg:y2="9.417cm">
          <text:p/>
        </draw:line>
        <draw:line draw:name="Line 10" draw:style-name="gr7" draw:text-style-name="P13" draw:layer="layout" svg:x1="20.862cm" svg:y1="10.687cm" svg:x2="20.863cm" svg:y2="11.322cm">
          <text:p/>
        </draw:line>
        <draw:line draw:name="Line 11" draw:style-name="gr7" draw:text-style-name="P13" draw:layer="layout" svg:x1="24.884cm" svg:y1="8.782cm" svg:x2="24.885cm" svg:y2="5.818cm">
          <text:p/>
        </draw:line>
        <draw:line draw:name="Line 12" draw:style-name="gr7" draw:text-style-name="P13" draw:layer="layout" svg:x1="24.884cm" svg:y1="11.322cm" svg:x2="24.885cm" svg:y2="15.132cm">
          <text:p/>
        </draw:line>
        <draw:custom-shape draw:name="Text Box 13" draw:style-name="gr77" draw:text-style-name="P33" draw:layer="layout" svg:width="3.555cm" svg:height="1.013cm" svg:x="23.282cm" svg:y="9.629cm">
          <text:p text:style-name="P32"><text:span text:style-name="T32">b </text:span><text:span text:style-name="T31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4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4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4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4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4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4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4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5" draw:layer="layout" svg:width="6.984cm" svg:height="2.116cm" svg:x="10.491cm" svg:y="0.311cm">
          <text:p text:style-name="P32"><text:span text:style-name="T48">Buckets</text:span></text:p>
          <text:p text:style-name="P32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3" draw:layer="layout" svg:x1="12.184cm" svg:y1="0.31cm" svg:x2="12.185cm" svg:y2="2.427cm">
          <text:p/>
        </draw:line>
        <draw:line draw:name="Line 23" draw:style-name="gr55" draw:text-style-name="P13" draw:layer="layout" svg:x1="13.877cm" svg:y1="0.31cm" svg:x2="13.878cm" svg:y2="2.427cm">
          <text:p/>
        </draw:line>
        <draw:line draw:name="Line 24" draw:style-name="gr55" draw:text-style-name="P13" draw:layer="layout" svg:x1="15.57cm" svg:y1="0.31cm" svg:x2="15.571cm" svg:y2="2.427cm">
          <text:p/>
        </draw:line>
        <draw:line draw:name="Line 25" draw:style-name="gr7" draw:text-style-name="P13" draw:layer="layout" svg:x1="11.337cm" svg:y1="7.723cm" svg:x2="12.654cm" svg:y2="1.863cm">
          <text:p/>
        </draw:line>
        <draw:line draw:name="Line 26" draw:style-name="gr80" draw:text-style-name="P13" draw:layer="layout" svg:x1="12.395cm" svg:y1="7.723cm" svg:x2="16.404cm" svg:y2="1.84cm">
          <text:p/>
        </draw:line>
        <draw:line draw:name="Line 27" draw:style-name="gr7" draw:text-style-name="P13" draw:layer="layout" svg:x1="13.454cm" svg:y1="7.723cm" svg:x2="11.32cm" svg:y2="1.863cm">
          <text:p/>
        </draw:line>
        <draw:line draw:name="Line 28" draw:style-name="gr7" draw:text-style-name="P13" draw:layer="layout" svg:x1="14.512cm" svg:y1="7.723cm" svg:x2="14.679cm" svg:y2="1.886cm">
          <text:p/>
        </draw:line>
        <draw:line draw:name="Line 29" draw:style-name="gr7" draw:text-style-name="P13" draw:layer="layout" svg:x1="15.57cm" svg:y1="7.723cm" svg:x2="13.242cm" svg:y2="1.797cm">
          <text:p/>
        </draw:line>
        <draw:line draw:name="Line 30" draw:style-name="gr80" draw:text-style-name="P13" draw:layer="layout" svg:x1="16.629cm" svg:y1="7.723cm" svg:x2="16.933cm" svg:y2="1.932cm">
          <text:p/>
        </draw:line>
        <draw:line draw:name="Line 31" draw:style-name="gr80" draw:text-style-name="P13" draw:layer="layout" svg:x1="17.687cm" svg:y1="7.723cm" svg:x2="15.139cm" svg:y2="1.886cm">
          <text:p/>
        </draw:line>
        <draw:g draw:name="Group 32">
          <draw:custom-shape draw:name="Text Box 33" draw:style-name="gr81" draw:text-style-name="P37" draw:layer="layout" svg:width="6.696cm" svg:height="2.537cm" svg:x="20.834cm" svg:y="0.099cm">
            <text:p text:style-name="P36"><text:span text:style-name="T9">Columns 2 and 6</text:span></text:p>
            <text:p text:style-name="P36"><text:span text:style-name="T9">are probably identical </text:span></text:p>
            <text:p text:style-name="P36"><text:span text:style-name="T9">(</text:span><text:span text:style-name="T49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7" draw:layer="layout" svg:width="6.383cm" svg:height="1.775cm" svg:x="20.221cm" svg:y="2.944cm">
            <text:p text:style-name="P36"><text:span text:style-name="T9">Columns 6 and 7 are</text:span></text:p>
            <text:p text:style-name="P36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implifying assumption:<text:line-break/>no collisions (no false positives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7"><text:span text:style-name="T18">We will assume there are </text:span><text:span text:style-name="T14">enough buckets</text:span><text:span text:style-name="T18"> that </text:span><text:span text:style-name="T18">columns are unlikely to hash to the same bucket </text:span><text:span text:style-name="T18">unless they are </text:span><text:span text:style-name="T34">identical</text:span><text:span text:style-name="T46"> </text:span><text:span text:style-name="T18">in a particular band</text:span></text:p>
              </text:list-item>
              <text:list-item>
                <text:p text:style-name="P18"><text:span text:style-name="T50">Hereafter, we assume that “</text:span><text:span text:style-name="T51">same bucket</text:span><text:span text:style-name="T50">” means </text:span><text:span text:style-name="T50">“</text:span><text:span text:style-name="T51">identical in that band</text:span><text:span text:style-name="T50">”</text:span></text:p>
              </text:list-item>
              <text:list-item>
                <text:p text:style-name="P18"><text:span text:style-name="T52">Assumption needed only to simplify analysis, not </text:span><text:span text:style-name="T52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text-style-name="P7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8"><text:span text:style-name="T41">Assume the following case:</text:span></text:p>
                <text:p text:style-name="P38"><text:span text:style-name="T51"/></text:p>
              </text:list-header>
              <text:list-item>
                <text:p text:style-name="P39"><text:span text:style-name="T18">Suppose 100,000 columns of </text:span><text:span text:style-name="T20">M</text:span><text:span text:style-name="T19"> </text:span><text:span text:style-name="T18">(100k docs)</text:span></text:p>
              </text:list-item>
              <text:list-item>
                <text:p text:style-name="P39"><text:span text:style-name="T18">Signatures of 100 integers (rows)</text:span></text:p>
                <text:list>
                  <text:list-item>
                    <text:p text:style-name="P40"><text:span text:style-name="T18">Therefore, signatures take 40Mb</text:span></text:p>
                  </text:list-item>
                </text:list>
              </text:list-item>
              <text:list-item>
                <text:p text:style-name="P39"><text:span text:style-name="T18">Choose </text:span><text:span text:style-name="T20">b</text:span><text:span text:style-name="T14"> </text:span><text:span text:style-name="T18">= 20 bands of </text:span><text:span text:style-name="T20">r</text:span><text:span text:style-name="T14"> </text:span><text:span text:style-name="T18">= 5 integers/band</text:span></text:p>
              </text:list-item>
              <text:list-item>
                <text:p text:style-name="P41"><text:span text:style-name="T14">Goal:</text:span><text:span text:style-name="T53"> </text:span><text:span text:style-name="T52">Find pairs of documents that </text:span><text:span text:style-name="T52"><text:line-break/></text:span><text:span text:style-name="T52">are at least </text:span><text:span text:style-name="T42">s</text:span><text:span text:style-name="T54"> = 0.8</text:span><text:span text:style-name="T52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text-style-name="P7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7"><text:span text:style-name="T41">Find pairs of </text:span><text:span text:style-name="T56"></text:span><text:span text:style-name="T41"> </text:span><text:span text:style-name="T42">s</text:span><text:span text:style-name="T54">=</text:span><text:span text:style-name="T52">0.8 similarity, set </text:span><text:span text:style-name="T41">b</text:span><text:span text:style-name="T52">=20, </text:span><text:span text:style-name="T41">r</text:span><text:span text:style-name="T52">=5</text:span></text:p>
              </text:list-item>
              <text:list-item>
                <text:p text:style-name="P17"><text:span text:style-name="T40">Since sim(C</text:span><text:span text:style-name="T57">1</text:span><text:span text:style-name="T40">, C</text:span><text:span text:style-name="T57">2</text:span><text:span text:style-name="T40">) </text:span><text:span text:style-name="T58"></text:span><text:span text:style-name="T40"> </text:span><text:span text:style-name="T59">s</text:span><text:span text:style-name="T40">, we want C</text:span><text:span text:style-name="T57">1</text:span><text:span text:style-name="T40">, C</text:span><text:span text:style-name="T57">2</text:span><text:span text:style-name="T40"> to be a </text:span><text:span text:style-name="T60">candidate pair</text:span></text:p>
                <text:list>
                  <text:list-item>
                    <text:p text:style-name="P19"><text:span text:style-name="T40">We want them to hash to </text:span><text:span text:style-name="T60">at least 1 common bucket</text:span><text:span text:style-name="T61"><text:line-break/></text:span><text:span text:style-name="T40">(at least one band is identical)</text:span></text:p>
                  </text:list-item>
                </text:list>
              </text:list-item>
              <text:list-item>
                <text:p text:style-name="P17"><text:span text:style-name="T41">Probability C</text:span><text:span text:style-name="T62">1</text:span><text:span text:style-name="T41">, C</text:span><text:span text:style-name="T62">2</text:span><text:span text:style-name="T41"> identical in one particular band: </text:span><text:span text:style-name="T52">(0.8)</text:span><text:span text:style-name="T63">5</text:span><text:span text:style-name="T52"> = 0.328</text:span></text:p>
              </text:list-item>
              <text:list-item>
                <text:p text:style-name="P17"><text:span text:style-name="T64">Probability C</text:span><text:span text:style-name="T65">1</text:span><text:span text:style-name="T64">, C</text:span><text:span text:style-name="T65">2</text:span><text:span text:style-name="T64"> are </text:span><text:span text:style-name="T35">not</text:span><text:span text:style-name="T64"> similar in all of the 20 </text:span><text:span text:style-name="T64">bands:</text:span></text:p>
                <text:list>
                  <text:list-header>
                    <text:p text:style-name="P19"><text:span text:style-name="T18">(1-0.328)</text:span><text:span text:style-name="T66">20</text:span><text:span text:style-name="T18"> = 0.00035 </text:span></text:p>
                  </text:list-header>
                  <text:list-item>
                    <text:p text:style-name="P19"><text:span text:style-name="T40">i.e., about 1/3000th of the 80%-similar column pairs are </text:span><text:span text:style-name="T60">false negatives</text:span><text:span text:style-name="T67"><text:line-break/></text:span><text:span text:style-name="T40">(we will miss them)</text:span></text:p>
                  </text:list-item>
                </text:list>
              </text:list-item>
              <text:list-item>
                <text:p><text:span text:style-name="T68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text-style-name="P7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7"><text:span text:style-name="T69">Find pairs of </text:span><text:span text:style-name="T70"></text:span><text:span text:style-name="T69"> </text:span><text:span text:style-name="T16">s</text:span><text:span text:style-name="T71">=</text:span><text:span text:style-name="T15">0.8 similarity, set </text:span><text:span text:style-name="T69">b</text:span><text:span text:style-name="T15">=20, </text:span><text:span text:style-name="T69">r</text:span><text:span text:style-name="T15">=5</text:span></text:p>
              </text:list-item>
              <text:list-item>
                <text:p text:style-name="P17"><text:span text:style-name="T40">Since sim(C</text:span><text:span text:style-name="T57">1</text:span><text:span text:style-name="T40">, C</text:span><text:span text:style-name="T57">2</text:span><text:span text:style-name="T40">) </text:span><text:span text:style-name="T58">&lt;</text:span><text:span text:style-name="T40"> </text:span><text:span text:style-name="T59">s</text:span><text:span text:style-name="T40">, we </text:span><text:span text:style-name="T59">do not </text:span><text:span text:style-name="T40">want C</text:span><text:span text:style-name="T57">1</text:span><text:span text:style-name="T40">, C</text:span><text:span text:style-name="T57">2</text:span><text:span text:style-name="T40"> to be a </text:span><text:span text:style-name="T60">candidate </text:span><text:span text:style-name="T60">pair</text:span></text:p>
              </text:list-item>
              <text:list-item>
                <text:p text:style-name="P17"><text:span text:style-name="T69">Probability C</text:span><text:span text:style-name="T72">1</text:span><text:span text:style-name="T69">, C</text:span><text:span text:style-name="T72">2</text:span><text:span text:style-name="T69"> identical in one particular band:</text:span></text:p>
                <text:list>
                  <text:list-header>
                    <text:p text:style-name="P19"><text:span text:style-name="T18">(0.3)</text:span><text:span text:style-name="T66">5</text:span><text:span text:style-name="T18"> <text:s/>= 0.00243</text:span></text:p>
                  </text:list-header>
                </text:list>
              </text:list-item>
              <text:list-item>
                <text:p text:style-name="P17"><text:span text:style-name="T18">Probability C</text:span><text:span text:style-name="T73">1</text:span><text:span text:style-name="T18">, C</text:span><text:span text:style-name="T73">2</text:span><text:span text:style-name="T18"> identical in at least 1 of 20 bands:</text:span></text:p>
                <text:list>
                  <text:list-header>
                    <text:p text:style-name="P19"><text:span text:style-name="T18">1 - (1 - 0.00243)</text:span><text:span text:style-name="T66">20</text:span><text:span text:style-name="T18"> = 0.0474</text:span></text:p>
                  </text:list-header>
                </text:list>
              </text:list-item>
              <text:list-item>
                <text:p text:style-name="P26"><text:span text:style-name="T40">In other words, approximately 4.74% pairs of docs with </text:span><text:span text:style-name="T40">similarity 0.3% end up becoming </text:span><text:span text:style-name="T60">candidate pairs</text:span></text:p>
                <text:list>
                  <text:list-item>
                    <text:p text:style-name="P19"><text:span text:style-name="T74">They are </text:span><text:span text:style-name="T75">false positives</text:span><text:span text:style-name="T76"> </text:span><text:span text:style-name="T74">since we will have to examine them (they </text:span><text:span text:style-name="T74">are candidate pairs) but then it will turn out their similarity is </text:span><text:span text:style-name="T74">below threshold </text:span><text:span text:style-name="T77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2"><text:span text:style-name="T64">Tune </text:span><text:span text:style-name="T35">K (permutations), b (bands), r </text:span><text:span text:style-name="T35">(permutations/band)</text:span><text:span text:style-name="T64"> to get almost all pairs with </text:span><text:span text:style-name="T64">similar signatures, but eliminate most pairs that do </text:span><text:span text:style-name="T64">not have similar signatures</text:span></text:p>
                <text:p text:style-name="P18"><text:span text:style-name="T78"/></text:p>
              </text:list-item>
              <text:list-item>
                <text:p text:style-name="P42"><text:span text:style-name="T18">After finding candidates, check in main memory </text:span><text:span text:style-name="T18">that </text:span><text:span text:style-name="T14">candidate pairs</text:span><text:span text:style-name="T18"> really do have </text:span><text:span text:style-name="T14">similar </text:span><text:span text:style-name="T14">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3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7"><text:span text:style-name="T69">Locality-Sensitive Hashing</text:span><text:span text:style-name="T22">: </text:span><text:span text:style-name="T23">Focus on pairs of </text:span><text:span text:style-name="T23">signatures likely to be from similar documents</text:span></text:p>
                <text:list>
                  <text:list-item>
                    <text:p text:style-name="P19"><text:span text:style-name="T27">We used hashing to find </text:span><text:span text:style-name="T29">candidate pairs</text:span><text:span text:style-name="T27"> of similarity </text:span><text:span text:style-name="T79"></text:span><text:span text:style-name="T27"> </text:span><text:span text:style-name="T29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Symbol1" svg:font-family="Symbol"/>
    <style:font-face style:name="Tahoma2" svg:font-family="Tahoma" style:font-family-generic="modern" style:font-pitch="fixed"/>
    <style:font-face style:name="Corbel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1:31.334772159</dc:date>
    <meta:editing-duration>PT9H40M4S</meta:editing-duration>
    <meta:editing-cycles>64</meta:editing-cycles>
    <meta:generator>LibreOffice/6.4.7.2$Linux_X86_64 LibreOffice_project/40$Build-2</meta:generator>
    <meta:document-statistic meta:object-count="337"/>
  </office:meta>
</office:document-meta>
</file>

<file path=Object 1/content.xml><?xml version="1.0" encoding="utf-8"?>
<math xmlns="http://www.w3.org/1998/Math/MathML" display="block"/>
</file>